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solid" draw:fill-color="#c0c0c0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1.609cm"/>
    </style:style>
    <style:style style:name="gr5" style:family="graphic" style:parent-style-name="standard">
      <style:graphic-properties draw:stroke="none" draw:fill="solid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ellipse draw:style-name="gr1" draw:text-style-name="P1" draw:layer="layout" svg:width="7.258cm" svg:height="2.606cm" svg:x="3.9cm" svg:y="7.749cm">
          <text:p text:style-name="P1">Freely-spendable</text:p>
        </draw:ellipse>
        <draw:ellipse draw:style-name="gr2" draw:text-style-name="P1" draw:layer="layout" svg:width="7.259cm" svg:height="2.607cm" svg:x="14.636cm" svg:y="7.665cm">
          <text:p text:style-name="P1">Delegated</text:p>
        </draw:ellipse>
        <draw:ellipse draw:style-name="gr2" draw:text-style-name="P1" draw:layer="layout" svg:width="7.258cm" svg:height="2.606cm" svg:x="14.542cm" svg:y="2.098cm">
          <text:p text:style-name="P1">Delegated&amp;<text:line-break/>In-Redelegating-Queue</text:p>
        </draw:ellipse>
        <draw:ellipse draw:style-name="gr2" draw:text-style-name="P1" draw:layer="layout" svg:width="7.258cm" svg:height="2.607cm" svg:x="9.442cm" svg:y="13.136cm">
          <text:p text:style-name="P1">In-Unboding-Queue</text:p>
        </draw:ellipse>
        <draw:line draw:style-name="gr3" draw:text-style-name="P1" draw:layer="layout" svg:x1="11.413cm" svg:y1="8.964cm" svg:x2="14.381cm" svg:y2="8.964cm">
          <text:p/>
        </draw:line>
        <draw:line draw:style-name="gr3" draw:text-style-name="P1" draw:layer="layout" svg:x1="17.164cm" svg:y1="10.448cm" svg:x2="14.752cm" svg:y2="13.138cm">
          <text:p/>
        </draw:line>
        <draw:line draw:style-name="gr3" draw:text-style-name="P1" draw:layer="layout" svg:x1="9.91cm" svg:y1="13.323cm" svg:x2="7.796cm" svg:y2="10.448cm">
          <text:p/>
        </draw:line>
        <draw:path draw:style-name="gr3" draw:text-style-name="P1" draw:layer="layout" svg:width="1.854cm" svg:height="1.881cm" draw:transform="skewX (0.860098255382643) rotate (1.01403629540851) translate (19.8214257597963cm 5.25198927666144cm)" svg:viewBox="0 0 1855 1882" svg:d="m0 1715c3668 831 763-1715 763-1715">
          <text:p/>
        </draw:path>
        <draw:path draw:style-name="gr3" draw:text-style-name="P1" draw:layer="layout" svg:width="1.855cm" svg:height="1.879cm" draw:transform="skewX (0.860796387083441) rotate (-2.12685822648107) translate (17.1225647190613cm 7.20105790317968cm)" svg:viewBox="0 0 1856 1880" svg:d="m0 1713c3670 833 764-1713 764-1713">
          <text:p/>
        </draw:path>
        <draw:frame draw:style-name="gr4" draw:text-style-name="P1" draw:layer="layout" svg:width="3.139cm" svg:height="1.859cm" svg:x="11.193cm" svg:y="8.137cm">
          <draw:text-box>
            <text:p text:style-name="P1">Delegate</text:p>
          </draw:text-box>
        </draw:frame>
        <draw:rect draw:style-name="gr5" draw:text-style-name="P1" draw:layer="layout" svg:width="3.618cm" svg:height="0.556cm" svg:x="7.146cm" svg:y="11.468cm">
          <text:p text:style-name="P1">Completed</text:p>
        </draw:rect>
        <draw:rect draw:style-name="gr5" draw:text-style-name="P1" draw:layer="layout" svg:width="3.618cm" svg:height="0.556cm" svg:x="13.917cm" svg:y="5.81cm">
          <text:p text:style-name="P1">Completed</text:p>
        </draw:rect>
        <draw:rect draw:style-name="gr5" draw:text-style-name="P1" draw:layer="layout" svg:width="3.617cm" svg:height="0.556cm" svg:x="19.483cm" svg:y="5.81cm">
          <text:p text:style-name="P1">Redelegate</text:p>
        </draw:rect>
        <draw:rect draw:style-name="gr5" draw:text-style-name="P1" draw:layer="layout" svg:width="3.617cm" svg:height="0.557cm" svg:x="14.381cm" svg:y="11.375cm">
          <text:p text:style-name="P1">Undelegat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29T10:32:59.95</meta:creation-date>
    <meta:generator>OpenOffice.org/3.4.1$Win32 OpenOffice.org_project/341m1$Build-9593</meta:generator>
    <dc:date>2019-07-04T16:52:47.36</dc:date>
    <meta:editing-duration>P1DT15H3M50S</meta:editing-duration>
    <meta:editing-cycles>37</meta:editing-cycles>
    <meta:document-statistic meta:object-count="14"/>
  </office:meta>
</office:document-meta>
</file>